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officeooo:rsid="0020aa19" officeooo:paragraph-rsid="005ee7df"/>
    </style:style>
    <style:style style:name="P19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20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1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2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3" style:family="paragraph" style:parent-style-name="Standard">
      <style:text-properties officeooo:rsid="00225636" officeooo:paragraph-rsid="00225636"/>
    </style:style>
    <style:style style:name="P24" style:family="paragraph" style:parent-style-name="Standard">
      <style:text-properties officeooo:rsid="00225636" officeooo:paragraph-rsid="00523391"/>
    </style:style>
    <style:style style:name="P25" style:family="paragraph" style:parent-style-name="Standard">
      <style:text-properties officeooo:rsid="00256bd6" officeooo:paragraph-rsid="00256bd6"/>
    </style:style>
    <style:style style:name="P26" style:family="paragraph" style:parent-style-name="Standard">
      <style:text-properties officeooo:rsid="00256bd6" officeooo:paragraph-rsid="00533d9d"/>
    </style:style>
    <style:style style:name="P27" style:family="paragraph" style:parent-style-name="Standard">
      <style:text-properties officeooo:rsid="00256bd6" officeooo:paragraph-rsid="005ee7df"/>
    </style:style>
    <style:style style:name="P28" style:family="paragraph" style:parent-style-name="Standard">
      <style:text-properties officeooo:paragraph-rsid="00256bd6"/>
    </style:style>
    <style:style style:name="P29" style:family="paragraph" style:parent-style-name="Standard">
      <style:text-properties officeooo:rsid="0025d184" officeooo:paragraph-rsid="0025d184"/>
    </style:style>
    <style:style style:name="P3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1" style:family="paragraph" style:parent-style-name="Standard">
      <style:text-properties officeooo:rsid="0025d184" officeooo:paragraph-rsid="002b8001"/>
    </style:style>
    <style:style style:name="P32" style:family="paragraph" style:parent-style-name="Standard">
      <style:text-properties style:font-name="Courier New" officeooo:rsid="0025d184" officeooo:paragraph-rsid="0025d184"/>
    </style:style>
    <style:style style:name="P33" style:family="paragraph" style:parent-style-name="Standard">
      <style:text-properties style:font-name="Courier New" officeooo:rsid="004c2670" officeooo:paragraph-rsid="004e90b2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1cf9eb"/>
    </style:style>
    <style:style style:name="P36" style:family="paragraph" style:parent-style-name="Standard">
      <style:text-properties officeooo:rsid="002b8001" officeooo:paragraph-rsid="002f309f"/>
    </style:style>
    <style:style style:name="P37" style:family="paragraph" style:parent-style-name="Standard">
      <style:text-properties officeooo:paragraph-rsid="002b8001"/>
    </style:style>
    <style:style style:name="P38" style:family="paragraph" style:parent-style-name="Standard">
      <style:text-properties fo:color="#ff0000" officeooo:rsid="002b8001" officeooo:paragraph-rsid="0025d184"/>
    </style:style>
    <style:style style:name="P39" style:family="paragraph" style:parent-style-name="Standard">
      <style:text-properties officeooo:rsid="002cf89b" officeooo:paragraph-rsid="002cf89b"/>
    </style:style>
    <style:style style:name="P40" style:family="paragraph" style:parent-style-name="Standard">
      <style:text-properties officeooo:rsid="002f309f" officeooo:paragraph-rsid="002f309f"/>
    </style:style>
    <style:style style:name="P41" style:family="paragraph" style:parent-style-name="Standard">
      <style:text-properties officeooo:rsid="0031a066" officeooo:paragraph-rsid="0031a066"/>
    </style:style>
    <style:style style:name="P42" style:family="paragraph" style:parent-style-name="Standard">
      <style:text-properties officeooo:rsid="00338cf8" officeooo:paragraph-rsid="00338cf8"/>
    </style:style>
    <style:style style:name="P43" style:family="paragraph" style:parent-style-name="Standard">
      <style:text-properties officeooo:rsid="004471c4" officeooo:paragraph-rsid="004471c4"/>
    </style:style>
    <style:style style:name="P44" style:family="paragraph" style:parent-style-name="Standard">
      <style:text-properties style:font-name="Arial1"/>
    </style:style>
    <style:style style:name="P45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7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8" style:family="paragraph" style:parent-style-name="Standard">
      <style:text-properties style:font-name="Arial1" officeooo:rsid="00533d9d" officeooo:paragraph-rsid="00533d9d"/>
    </style:style>
    <style:style style:name="P49" style:family="paragraph" style:parent-style-name="Standard">
      <style:text-properties style:font-name="Arial1" officeooo:rsid="0053b8c4" officeooo:paragraph-rsid="0053b8c4"/>
    </style:style>
    <style:style style:name="P50" style:family="paragraph" style:parent-style-name="Standard">
      <style:text-properties style:font-name="Arial1" officeooo:rsid="005192ac" officeooo:paragraph-rsid="005192ac"/>
    </style:style>
    <style:style style:name="P51" style:family="paragraph" style:parent-style-name="Standard">
      <style:text-properties style:font-name="Arial1" officeooo:rsid="00594c81" officeooo:paragraph-rsid="00594c81"/>
    </style:style>
    <style:style style:name="P52" style:family="paragraph" style:parent-style-name="Standard">
      <style:text-properties style:font-name="Arial1" officeooo:rsid="005bcc81" officeooo:paragraph-rsid="005bcc81"/>
    </style:style>
    <style:style style:name="P53" style:family="paragraph" style:parent-style-name="Standard">
      <style:text-properties style:text-underline-style="none" officeooo:rsid="004471c4" officeooo:paragraph-rsid="004471c4"/>
    </style:style>
    <style:style style:name="P54" style:family="paragraph" style:parent-style-name="Standard">
      <style:text-properties style:text-underline-style="none" officeooo:rsid="004a69d5" officeooo:paragraph-rsid="004a69d5"/>
    </style:style>
    <style:style style:name="P55" style:family="paragraph" style:parent-style-name="Standard">
      <style:text-properties officeooo:rsid="004c2670" officeooo:paragraph-rsid="004e90b2"/>
    </style:style>
    <style:style style:name="P56" style:family="paragraph" style:parent-style-name="Standard">
      <style:text-properties officeooo:rsid="004d3698" officeooo:paragraph-rsid="00523391"/>
    </style:style>
    <style:style style:name="P57" style:family="paragraph" style:parent-style-name="Standard">
      <style:text-properties officeooo:rsid="004d3698" officeooo:paragraph-rsid="004f45a2"/>
    </style:style>
    <style:style style:name="P58" style:family="paragraph" style:parent-style-name="Standard">
      <style:text-properties officeooo:rsid="004f3308" officeooo:paragraph-rsid="004f3308"/>
    </style:style>
    <style:style style:name="P59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60" style:family="paragraph" style:parent-style-name="Standard">
      <style:text-properties officeooo:rsid="004f3308" officeooo:paragraph-rsid="00523391"/>
    </style:style>
    <style:style style:name="P61" style:family="paragraph" style:parent-style-name="Standard">
      <style:text-properties officeooo:rsid="004f45a2" officeooo:paragraph-rsid="004f45a2"/>
    </style:style>
    <style:style style:name="P62" style:family="paragraph" style:parent-style-name="Standard">
      <style:text-properties officeooo:rsid="004f45a2" officeooo:paragraph-rsid="00523391"/>
    </style:style>
    <style:style style:name="P63" style:family="paragraph" style:parent-style-name="Standard">
      <style:text-properties officeooo:rsid="004f45a2" officeooo:paragraph-rsid="00532fcf"/>
    </style:style>
    <style:style style:name="P64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5" style:family="paragraph" style:parent-style-name="Standard">
      <style:text-properties officeooo:rsid="005192ac" officeooo:paragraph-rsid="005192ac"/>
    </style:style>
    <style:style style:name="P66" style:family="paragraph" style:parent-style-name="Standard">
      <style:text-properties officeooo:rsid="00532fcf" officeooo:paragraph-rsid="00565ee7"/>
    </style:style>
    <style:style style:name="P67" style:family="paragraph" style:parent-style-name="Standard">
      <style:text-properties officeooo:rsid="00533d9d" officeooo:paragraph-rsid="00533d9d"/>
    </style:style>
    <style:style style:name="P68" style:family="paragraph" style:parent-style-name="Standard">
      <style:text-properties officeooo:rsid="00533d9d" officeooo:paragraph-rsid="005ee7df"/>
    </style:style>
    <style:style style:name="P69" style:family="paragraph" style:parent-style-name="Standard">
      <style:text-properties style:font-name="Times New Roman1"/>
    </style:style>
    <style:style style:name="P70" style:family="paragraph" style:parent-style-name="Standard">
      <style:text-properties style:font-name="Times New Roman1" officeooo:rsid="00533d9d" officeooo:paragraph-rsid="00533d9d"/>
    </style:style>
    <style:style style:name="P71" style:family="paragraph" style:parent-style-name="Standard">
      <style:text-properties style:font-name="Times New Roman1" officeooo:rsid="005b174a" officeooo:paragraph-rsid="005b174a"/>
    </style:style>
    <style:style style:name="P72" style:family="paragraph" style:parent-style-name="Standard">
      <style:text-properties style:font-name="Times New Roman1" officeooo:rsid="005bcc81" officeooo:paragraph-rsid="005bcc81"/>
    </style:style>
    <style:style style:name="P73" style:family="paragraph" style:parent-style-name="Standard">
      <style:text-properties officeooo:rsid="00594c81" officeooo:paragraph-rsid="00594c81"/>
    </style:style>
    <style:style style:name="P74" style:family="paragraph" style:parent-style-name="Standard">
      <style:text-properties officeooo:rsid="005bcc81" officeooo:paragraph-rsid="005bcc81"/>
    </style:style>
    <style:style style:name="P75" style:family="paragraph" style:parent-style-name="Standard">
      <style:text-properties officeooo:rsid="005ee7df" officeooo:paragraph-rsid="005ee7df"/>
    </style:style>
    <style:style style:name="P7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8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9" style:family="paragraph" style:parent-style-name="Text_20_body">
      <style:text-properties officeooo:rsid="003900ce" officeooo:paragraph-rsid="003900ce"/>
    </style:style>
    <style:style style:name="P80" style:family="paragraph" style:parent-style-name="Text_20_body">
      <style:text-properties officeooo:rsid="003900ce" officeooo:paragraph-rsid="004159b3"/>
    </style:style>
    <style:style style:name="P81" style:family="paragraph" style:parent-style-name="Text_20_body">
      <style:text-properties officeooo:rsid="003af04a" officeooo:paragraph-rsid="003af04a"/>
    </style:style>
    <style:style style:name="P82" style:family="paragraph" style:parent-style-name="Text_20_body">
      <style:text-properties officeooo:rsid="003af04a" officeooo:paragraph-rsid="004159b3"/>
    </style:style>
    <style:style style:name="P83" style:family="paragraph" style:parent-style-name="Text_20_body">
      <style:text-properties officeooo:rsid="003af04a" officeooo:paragraph-rsid="00428067"/>
    </style:style>
    <style:style style:name="P84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5" style:family="paragraph" style:parent-style-name="Text_20_body">
      <style:text-properties officeooo:rsid="003d8076" officeooo:paragraph-rsid="003d8076"/>
    </style:style>
    <style:style style:name="P86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7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8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9" style:family="paragraph" style:parent-style-name="Text_20_body">
      <style:text-properties style:font-name="Courier New" officeooo:rsid="004c2670" officeooo:paragraph-rsid="004e90b2"/>
    </style:style>
    <style:style style:name="P90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91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92" style:family="paragraph" style:parent-style-name="Text_20_body">
      <style:text-properties officeooo:rsid="0041bc50" officeooo:paragraph-rsid="0041bc50"/>
    </style:style>
    <style:style style:name="P93" style:family="paragraph" style:parent-style-name="Text_20_body">
      <style:text-properties officeooo:rsid="00428067" officeooo:paragraph-rsid="00428067"/>
    </style:style>
    <style:style style:name="P94" style:family="paragraph" style:parent-style-name="Text_20_body">
      <style:text-properties officeooo:rsid="00428067" officeooo:paragraph-rsid="004e90b2"/>
    </style:style>
    <style:style style:name="P95" style:family="paragraph" style:parent-style-name="Text_20_body">
      <style:text-properties officeooo:rsid="0048907d" officeooo:paragraph-rsid="004a69d5"/>
    </style:style>
    <style:style style:name="P96" style:family="paragraph" style:parent-style-name="Text_20_body">
      <style:text-properties officeooo:rsid="0048907d" officeooo:paragraph-rsid="004e90b2"/>
    </style:style>
    <style:style style:name="P97" style:family="paragraph" style:parent-style-name="Text_20_body">
      <style:text-properties officeooo:rsid="004e90b2" officeooo:paragraph-rsid="004e90b2"/>
    </style:style>
    <style:style style:name="P98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9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100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101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102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103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5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6" style:family="paragraph" style:parent-style-name="Standard" style:list-style-name="L3">
      <style:text-properties officeooo:rsid="0031a066" officeooo:paragraph-rsid="0031a066"/>
    </style:style>
    <style:style style:name="P107" style:family="paragraph" style:parent-style-name="Standard" style:list-style-name="L3">
      <style:text-properties officeooo:rsid="00339d7b" officeooo:paragraph-rsid="00339d7b"/>
    </style:style>
    <style:style style:name="P108" style:family="paragraph" style:parent-style-name="Standard" style:list-style-name="L4">
      <style:text-properties officeooo:rsid="0035557b" officeooo:paragraph-rsid="0035557b"/>
    </style:style>
    <style:style style:name="P109" style:family="paragraph" style:parent-style-name="Standard" style:list-style-name="L5">
      <style:text-properties officeooo:rsid="0035557b" officeooo:paragraph-rsid="0035557b"/>
    </style:style>
    <style:style style:name="P110" style:family="paragraph" style:parent-style-name="Standard" style:list-style-name="">
      <style:text-properties officeooo:rsid="00256bd6" officeooo:paragraph-rsid="00533d9d"/>
    </style:style>
    <style:style style:name="P111" style:family="paragraph" style:parent-style-name="Standard">
      <style:text-properties officeooo:rsid="00256bd6" officeooo:paragraph-rsid="005f6686"/>
    </style:style>
    <style:style style:name="P112" style:family="paragraph" style:parent-style-name="Standard">
      <style:text-properties officeooo:rsid="005f6686" officeooo:paragraph-rsid="005f6686"/>
    </style:style>
    <style:style style:name="P113" style:family="paragraph" style:parent-style-name="Standard">
      <style:text-properties officeooo:paragraph-rsid="005f6686"/>
    </style:style>
    <style:style style:name="P114" style:family="paragraph" style:parent-style-name="Standard">
      <style:text-properties officeooo:rsid="0053b8c4" officeooo:paragraph-rsid="0053b8c4"/>
    </style:style>
    <style:style style:name="P115" style:family="paragraph" style:parent-style-name="Standard">
      <style:text-properties officeooo:rsid="0053b8c4" officeooo:paragraph-rsid="005f6686"/>
    </style:style>
    <style:style style:name="P116" style:family="paragraph" style:parent-style-name="Standard">
      <style:text-properties style:font-name="Arial1" fo:font-weight="normal" officeooo:rsid="00256bd6" officeooo:paragraph-rsid="005f6686" style:font-weight-asian="normal" style:font-weight-complex="normal"/>
    </style:style>
    <style:style style:name="P117" style:family="paragraph" style:parent-style-name="Standard">
      <style:text-properties officeooo:rsid="0060439f" officeooo:paragraph-rsid="0060439f"/>
    </style:style>
    <style:style style:name="P118" style:family="paragraph" style:parent-style-name="Standard">
      <style:text-properties fo:font-style="italic" officeooo:rsid="0060439f" officeooo:paragraph-rsid="0060439f" style:font-style-asian="italic" style:font-style-complex="italic"/>
    </style:style>
    <style:style style:name="P119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20" style:family="paragraph" style:parent-style-name="Text_20_body" style:list-style-name="L6">
      <style:text-properties officeooo:rsid="003af04a" officeooo:paragraph-rsid="003af04a"/>
    </style:style>
    <style:style style:name="P121" style:family="paragraph" style:parent-style-name="Text_20_body" style:list-style-name="L6">
      <style:text-properties officeooo:rsid="003af04a" officeooo:paragraph-rsid="003e4915"/>
    </style:style>
    <style:style style:name="P122" style:family="paragraph" style:parent-style-name="Text_20_body" style:list-style-name="L7">
      <style:text-properties officeooo:rsid="003af04a" officeooo:paragraph-rsid="003af04a"/>
    </style:style>
    <style:style style:name="P123" style:family="paragraph" style:parent-style-name="Text_20_body" style:list-style-name="L8">
      <style:text-properties officeooo:rsid="003af04a" officeooo:paragraph-rsid="004159b3"/>
    </style:style>
    <style:style style:name="P124" style:family="paragraph" style:parent-style-name="Text_20_body" style:list-style-name="L9">
      <style:text-properties officeooo:rsid="003af04a" officeooo:paragraph-rsid="004159b3"/>
    </style:style>
    <style:style style:name="P12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26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27" style:family="paragraph" style:parent-style-name="Text_20_body" style:list-style-name="L8">
      <style:text-properties officeooo:paragraph-rsid="004159b3"/>
    </style:style>
    <style:style style:name="P128" style:family="paragraph" style:parent-style-name="Text_20_body" style:list-style-name="L10">
      <style:text-properties officeooo:rsid="003b1fa7" officeooo:paragraph-rsid="004159b3"/>
    </style:style>
    <style:style style:name="P129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30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31" style:family="paragraph" style:parent-style-name="Heading_20_3">
      <style:text-properties officeooo:rsid="002b8001" officeooo:paragraph-rsid="002b8001"/>
    </style:style>
    <style:style style:name="P132" style:family="paragraph" style:parent-style-name="Heading_20_1" style:list-style-name=""/>
    <style:style style:name="P133" style:family="paragraph" style:parent-style-name="Heading_20_1">
      <style:text-properties officeooo:rsid="003900ce" officeooo:paragraph-rsid="003900ce"/>
    </style:style>
    <style:style style:name="P134" style:family="paragraph" style:parent-style-name="Heading_20_1">
      <style:text-properties officeooo:rsid="004159b3" officeooo:paragraph-rsid="004159b3"/>
    </style:style>
    <style:style style:name="P135" style:family="paragraph" style:parent-style-name="Heading_20_1">
      <style:text-properties officeooo:rsid="00428067" officeooo:paragraph-rsid="00428067"/>
    </style:style>
    <style:style style:name="P136" style:family="paragraph" style:parent-style-name="Heading_20_1">
      <style:text-properties officeooo:rsid="00523391" officeooo:paragraph-rsid="00523391"/>
    </style:style>
    <style:style style:name="P137" style:family="paragraph" style:parent-style-name="Heading_20_1">
      <style:text-properties officeooo:rsid="00533d9d" officeooo:paragraph-rsid="00533d9d"/>
    </style:style>
    <style:style style:name="P138" style:family="paragraph" style:parent-style-name="Heading_20_1">
      <style:paragraph-properties fo:break-before="page"/>
    </style:style>
    <style:style style:name="P139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40" style:family="paragraph">
      <style:paragraph-properties fo:text-align="center"/>
    </style:style>
    <style:style style:name="P141" style:family="paragraph">
      <loext:graphic-properties draw:fill="none" draw:fill-color="#ffffff"/>
      <style:text-properties style:font-name="Arial1"/>
    </style:style>
    <style:style style:name="P142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style:font-name="Arial1" officeooo:rsid="005bcc81"/>
    </style:style>
    <style:style style:name="T53" style:family="text">
      <style:text-properties style:font-name="Arial1" officeooo:rsid="005ee7df"/>
    </style:style>
    <style:style style:name="T54" style:family="text">
      <style:text-properties officeooo:rsid="003e4915"/>
    </style:style>
    <style:style style:name="T55" style:family="text">
      <style:text-properties officeooo:rsid="004159b3"/>
    </style:style>
    <style:style style:name="T56" style:family="text">
      <style:text-properties officeooo:rsid="0041bc50"/>
    </style:style>
    <style:style style:name="T57" style:family="text">
      <style:text-properties officeooo:rsid="004471c4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532fcf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officeooo:rsid="00452e81"/>
    </style:style>
    <style:style style:name="T62" style:family="text">
      <style:text-properties officeooo:rsid="0048907d"/>
    </style:style>
    <style:style style:name="T63" style:family="text">
      <style:text-properties fo:font-weight="normal" officeooo:rsid="0048907d" style:font-weight-asian="normal" style:font-weight-complex="normal"/>
    </style:style>
    <style:style style:name="T64" style:family="text">
      <style:text-properties officeooo:rsid="004a69d5"/>
    </style:style>
    <style:style style:name="T65" style:family="text">
      <style:text-properties officeooo:rsid="004c2670"/>
    </style:style>
    <style:style style:name="T66" style:family="text">
      <style:text-properties officeooo:rsid="004e90b2"/>
    </style:style>
    <style:style style:name="T67" style:family="text">
      <style:text-properties officeooo:rsid="00523391"/>
    </style:style>
    <style:style style:name="T68" style:family="text">
      <style:text-properties officeooo:rsid="00532fcf"/>
    </style:style>
    <style:style style:name="T69" style:family="text">
      <style:text-properties officeooo:rsid="00533d9d"/>
    </style:style>
    <style:style style:name="T70" style:family="text">
      <style:text-properties officeooo:rsid="0053b8c4"/>
    </style:style>
    <style:style style:name="T71" style:family="text">
      <style:text-properties officeooo:rsid="00541b19"/>
    </style:style>
    <style:style style:name="T72" style:family="text">
      <style:text-properties officeooo:rsid="005565a7"/>
    </style:style>
    <style:style style:name="T73" style:family="text">
      <style:text-properties officeooo:rsid="0058bb84"/>
    </style:style>
    <style:style style:name="T74" style:family="text">
      <style:text-properties officeooo:rsid="0059f663"/>
    </style:style>
    <style:style style:name="T75" style:family="text">
      <style:text-properties officeooo:rsid="005a24c4"/>
    </style:style>
    <style:style style:name="T76" style:family="text">
      <style:text-properties officeooo:rsid="005b174a"/>
    </style:style>
    <style:style style:name="T77" style:family="text">
      <style:text-properties officeooo:rsid="005bcc81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officeooo:rsid="005ee7df"/>
    </style:style>
    <style:style style:name="T80" style:family="text">
      <style:text-properties officeooo:rsid="0060439f"/>
    </style:style>
    <style:style style:name="T81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8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1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9">2. Questions <text:span text:style-name="T24">about course</text:span>?</text:p>
      <text:p text:style-name="P29"><text:span text:style-name="T25">3</text:span>. <text:span text:style-name="T27">Review results of Online Learning Platform </text:span>Survey</text:p>
      <text:p text:style-name="P29"><text:tab/><text:span text:style-name="T30">students prefer Google Classroom, Google Meet, and either Google Drive or github.io for material</text:span></text:p>
      <text:p text:style-name="P29"><text:tab/><text:span text:style-name="T30">prefer Youtube for video content</text:span></text:p>
      <text:p text:style-name="P29">4. Introduction to Software Process</text:p>
      <text:p text:style-name="P29"><text:tab/>https://cpske.github.io/ISP/software-process/</text:p>
      <text:p text:style-name="P34">5. Describe Software Process assignment</text:p>
      <text:p text:style-name="P34"><text:tab/>- you must read either Summerville (default) or Schach (2 chapters, more detail)</text:p>
      <text:h text:style-name="Heading_20_3" text:outline-level="3">Exercise <text:span text:style-name="T5">(20 minutes)</text:span></text:h>
      <text:p text:style-name="P29">1. Write a one page description of a process you use. <text:s/>Submit to Google Docs.</text:p>
      <text:p text:style-name="P29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9"><text:s text:c="5"/>Example: <text:s text:c="6"/><text:span text:style-name="T7">Wash A Car - Fatalai</text:span></text:p>
      <text:p text:style-name="P29"><text:s text:c="5"/>The process description should look like this.</text:p>
      <text:p text:style-name="P29"><text:s text:c="6"/>Activity should have a short, descriptive name, like "<text:span text:style-name="T11">Configure Version Control</text:span>".</text:p>
      <text:p text:style-name="P29"><text:s text:c="6"/>Task should have a brief description, like "<text:span text:style-name="T11">Create new repository on Github</text:span>".</text:p>
      <text:p text:style-name="P29"/>
      <text:p text:style-name="P30"><text:s text:c="2"/><text:span text:style-name="T6">Process for</text:span><text:span text:style-name="T14"> </text:span><text:span text:style-name="T15">Wash a Car</text:span></text:p>
      <text:p text:style-name="P32"><text:s text:c="2"/><text:span text:style-name="T6">Goal</text:span>: ...</text:p>
      <text:p text:style-name="P32"><text:s text:c="2"/>1. First activity</text:p>
      <text:p text:style-name="P32"><text:s text:c="6"/>- first task</text:p>
      <text:p text:style-name="P32"><text:s text:c="6"/>- second task</text:p>
      <text:p text:style-name="P32"><text:s text:c="6"/>- third task</text:p>
      <text:p text:style-name="P32"><text:s text:c="2"/>2. Second activity</text:p>
      <text:p text:style-name="P32"><text:s text:c="6"/>- first task</text:p>
      <text:p text:style-name="P32"><text:s text:c="6"/>- second task</text:p>
      <text:p text:style-name="P32"><text:s text:c="2"/>...</text:p>
      <text:p text:style-name="P29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9">1. Create ID on Github if you don't have one.</text:p>
      <text:p text:style-name="P29">2. Complete Github Info form and submit, if not done <text:span text:style-name="T30">yet</text:span>.</text:p>
      <text:p text:style-name="P29">3. When you get email, join the Github ISP2020 organization</text:p>
      <text:h text:style-name="Heading_20_3" text:outline-level="3">Afternoon</text:h>
      <text:p text:style-name="P29">1. <text:span text:style-name="T11">Using Github</text:span><text:span text:style-name="T18"> slides - example of good profiles.</text:span></text:p>
      <text:p text:style-name="P29"><text:soft-page-break/>2. <text:span text:style-name="T27">Programming Warm-up using Github Classroom: <text:s/>https://classroom.github.com/a/pW0QVFWN</text:span></text:p>
      <text:p text:style-name="P29"><text:tab/><text:span text:style-name="T28">ACTIVATE THE URL</text:span></text:p>
      <text:p text:style-name="P29"><text:span text:style-name="T28"><text:tab/></text:span><text:span text:style-name="T29">PURPOSE IS TO WRITE GOOD QUALITY, READABLE, CORRECT CODE</text:span></text:p>
      <text:p text:style-name="P38"/>
      <text:p text:style-name="P29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38" text:outline-level="1">Week 2</text:h>
      <text:h text:style-name="Heading_20_3" text:outline-level="3">Topics</text:h>
      <text:p text:style-name="P35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4">2. Understand Git in Detail</text:p>
      <text:p text:style-name="P34"><text:tab/>Presentation on Git as a graph, branches, labels, etc.</text:p>
      <text:h text:style-name="Heading_20_3" text:outline-level="3">Assignment </text:h>
      <text:p text:style-name="P34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8">netcat (nc) and ncat are tools for exploring any TCP/IP protocol.</text:p>
      <text:p text:style-name="P76">In class you will use them to actually emulate a web server (answer a</text:p>
      <text:p text:style-name="P76">request from a web browser) or a web browser (send an HTTP request).</text:p>
      <text:p text:style-name="P77">netcat may be installed on Linux and Mac OSX as part of the operating system.</text:p>
      <text:p text:style-name="P76">"ncat" is a newer version that claims to have more features, <text:span text:style-name="T30">but they behave almost the same.</text:span> </text:p>
      <text:p text:style-name="P76">Either netcat or ncat is OK.</text:p>
      <text:p text:style-name="P76"><text:tab/>https://nmap.org/ncat/</text:p>
      <text:p text:style-name="P76"><text:tab/>http://netcat.sourceforge.net/</text:p>
      <text:p text:style-name="P34"/>
      <text:p text:style-name="P39">1. Review Software Process from week 1. </text:p>
      <text:p text:style-name="P39"><text:s text:c="4"/><text:span text:style-name="T33">Emphasize requirement for accurate expression in English.</text:span></text:p>
      <text:p text:style-name="P40">2. Review Git commands.</text:p>
      <text:p text:style-name="P40"><text:s text:c="4"/>Q1 - misuse of ``` in many assignments.</text:p>
      <text:p text:style-name="P40"><text:s text:c="4"/>Q4 - incorrect answer for location of Git repo. <text:s/>NOT project1/git. <text:s/>Why didn't you check <text:span text:style-name="T35">it</text:span>?</text:p>
      <text:p text:style-name="P40"><text:s text:c="4"/>Sahadporn - nice use of internal hyperlinks to create a TOC in one file</text:p>
      <text:p text:style-name="P40"/>
      <text:p text:style-name="P34"><text:span text:style-name="T31">2</text:span>. Review Scrum - with <text:span text:style-name="T31">new</text:span> questions</text:p>
      <text:p text:style-name="P39">3. Git without cmd line?</text:p>
      <text:p text:style-name="P39"><text:s text:c="4"/><text:span text:style-name="T11">a. Has anyone taken a quiz from Github Classroom w/o using command line?</text:span></text:p>
      <text:p text:style-name="P20"><text:s text:c="4"/>b. Demo in VS Code. Clone code-warm-up assignment, do it, and push.</text:p>
      <text:p text:style-name="P20"/>
      <text:p text:style-name="P10"><text:span text:style-name="T32">4</text:span>. Intro to HTTP https://cpske.github.io/ISP/web/HTTP.pdf</text:p>
      <text:p text:style-name="P34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4">1. Explain Polls project and its requirements.</text:p>
      <text:p text:style-name="P34">2. Demo project setup on Github</text:p>
      <text:p text:style-name="P34"><text:s text:c="4"/>- <text:span text:style-name="T34">create a wiki</text:span></text:p>
      <text:p text:style-name="P36"><text:s text:c="4"/>- <text:span text:style-name="T34">creating pages in a wiki</text:span></text:p>
      <text:p text:style-name="P34"><text:s text:c="4"/>- <text:span text:style-name="T34">link from README to wiki page: ../../wiki/Requirements</text:span></text:p>
      <text:p text:style-name="P34">3. Remote repositories</text:p>
      <text:p text:style-name="P34"><text:tab/>- <text:span text:style-name="T35">Presentation: Git-Remotes</text:span></text:p>
      <text:p text:style-name="P34"><text:soft-page-break/><text:tab/>- commands for using remotes</text:p>
      <text:p text:style-name="P34"><text:tab/>- changing the URL</text:p>
      <text:p text:style-name="P34"><text:tab/>- branch management and "tracking" branches</text:p>
      <text:p text:style-name="P34">4. Merge &amp; conflict resolution</text:p>
      <text:p text:style-name="P34"><text:tab/>- explain "diff" format</text:p>
      <text:p text:style-name="P34"><text:tab/>- git merge</text:p>
      <text:p text:style-name="P34"><text:tab/>- how conflicts occur</text:p>
      <text:p text:style-name="P34"><text:tab/>- conflict resolution</text:p>
      <text:p text:style-name="P34">5. Merge Practice</text:p>
      <text:p text:style-name="P34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4"><text:tab/>need another exercise - HTML home page?</text:p>
      <text:p text:style-name="P34"/>
      <text:h text:style-name="P131" text:outline-level="3">Assignments</text:h>
      <text:p text:style-name="P34">1. Add git remotes section to git commands repo.</text:p>
      <text:p text:style-name="P34"><text:tab/>- first do it on a branch named "git-remotes"</text:p>
      <text:p text:style-name="P34"><text:tab/>- merge the branch and push both branches (git-remotes and master) to Github</text:p>
      <text:p text:style-name="P34">2. Create a "django-polls" repo and add</text:p>
      <text:p text:style-name="P34"><text:tab/>- wiki. <text:s/></text:p>
      <text:p text:style-name="P34"><text:tab/>- Write a Vision Statement in wiki. <text:s/>OK to copy from class vision.</text:p>
      <text:p text:style-name="P34"><text:tab/>- Write Specification of requirements, as a list. <text:s/>Write it yourself.</text:p>
      <text:p text:style-name="P34"><text:tab/> <text:s text:c="2"/>Write a good specification: </text:p>
      <text:p text:style-name="P34"><text:tab/><text:tab/>Clear - concise, simple, precise</text:p>
      <text:p text:style-name="P34"><text:tab/><text:tab/>Single thing - one item is one thing. Don't combine many requirements into one</text:p>
      <text:p text:style-name="P34"><text:tab/><text:tab/>Consistent</text:p>
      <text:p text:style-name="P34"><text:tab/><text:tab/>Unique - avoid overlap in specification</text:p>
      <text:p text:style-name="P34"><text:tab/><text:tab/>Unambiguous</text:p>
      <text:p text:style-name="P34"><text:tab/><text:tab/>Testable</text:p>
      <text:p text:style-name="P34"><text:tab/><text:tab/>Feasible</text:p>
      <text:p text:style-name="P34"><text:tab/><text:tab/>Complete - enough to satisfy the users' requirements</text:p>
      <text:p text:style-name="P37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4">3. Schedule virtual meeting with TA or instructor to review your specification</text:p>
      <text:p text:style-name="P34"/>
      <text:p text:style-name="P34"/>
      <text:p text:style-name="P10"/>
      <text:h text:style-name="P132" text:outline-level="1"/>
      <text:h text:style-name="P138" text:outline-level="1">Week 4</text:h>
      <text:h text:style-name="Heading_20_3" text:outline-level="3">Morning</text:h>
      <text:p text:style-name="P34">Review</text:p>
      <text:p text:style-name="P34">Quiz</text:p>
      <text:h text:style-name="Heading_20_3" text:outline-level="3">Afternoon</text:h>
      <text:p text:style-name="P41">1. Introduction to Web Servers</text:p>
      <text:p text:style-name="P41">2. Introduction to MVC, Web Request handling, and Django</text:p>
      <text:list xml:id="list2769777616" text:style-name="L1">
        <text:list-item>
          <text:p text:style-name="P104">demo create a Django project</text:p>
        </text:list-item>
        <text:list-item>
          <text:p text:style-name="P104">how to create project inside an existing directory <text:span text:style-name="T38">(since you already have repo on Github)</text:span></text:p>
        </text:list-item>
      </text:list>
      <text:p text:style-name="P41">3. KU Polls Iteration 1</text:p>
      <text:list xml:id="list3000066981" text:style-name="L2">
        <text:list-item>
          <text:p text:style-name="P119">Iteration Goal</text:p>
        </text:list-item>
        <text:list-item>
          <text:p text:style-name="P105">Iteration Plan</text:p>
        </text:list-item>
        <text:list-item>
          <text:p text:style-name="P105">Design the UI Pages <text:span text:style-name="T36">&amp; Page Flow</text:span></text:p>
        </text:list-item>
        <text:list-item>
          <text:p text:style-name="P105">Design the Domain Model</text:p>
        </text:list-item>
        <text:list-item>
          <text:p text:style-name="P105">Using a <text:span text:style-name="T36">project</text:span> board - <text:span text:style-name="T36">setup is some work</text:span></text:p>
        </text:list-item>
      </text:list>
      <text:p text:style-name="P41">4. Assignment</text:p>
      <text:list xml:id="list3131332454" text:style-name="L3">
        <text:list-item>
          <text:p text:style-name="P106">Create Iteration Plan in wiki</text:p>
          <text:list>
            <text:list-item>
              <text:p text:style-name="P106">Goal</text:p>
            </text:list-item>
            <text:list-item>
              <text:p text:style-name="P106">Tasks</text:p>
            </text:list-item>
            <text:list-item>
              <text:p text:style-name="P106">Evaluation Criteria</text:p>
            </text:list-item>
          </text:list>
        </text:list-item>
        <text:list-item>
          <text:p text:style-name="P106">Create a project board and add tasks</text:p>
        </text:list-item>
        <text:list-item>
          <text:p text:style-name="P106">Do the work on a branch</text:p>
        </text:list-item>
        <text:list-item>
          <text:p text:style-name="P106">Don't use copy and paste. Type everything yourself. Why?</text:p>
        </text:list-item>
        <text:list-item>
          <text:p text:style-name="P106">When everything works and tests pass, merge into master.</text:p>
        </text:list-item>
        <text:list-item>
          <text:p text:style-name="P106">Push both branches to Github.</text:p>
        </text:list-item>
        <text:list-item>
          <text:p text:style-name="P106">Write a "<text:span text:style-name="T37">Retrospective</text:span>" section in Iteration 1 Plan. Record any useful lessons learned.</text:p>
        </text:list-item>
        <text:list-item>
          <text:p text:style-name="P107">Add any other useful information to your project wiki.</text:p>
          <text:list>
            <text:list-item>
              <text:p text:style-name="P107">Code snippets</text:p>
            </text:list-item>
            <text:list-item>
              <text:p text:style-name="P107">Useful links</text:p>
            </text:list-item>
            <text:list-item>
              <text:p text:style-name="P107">Diagrams, mockups</text:p>
            </text:list-item>
          </text:list>
        </text:list-item>
      </text:list>
      <text:p text:style-name="P42">5. Github Flow</text:p>
      <text:list xml:id="list1226409994" text:style-name="L4">
        <text:list-item>
          <text:p text:style-name="P108">Material: https://cpske.github.io/ISP/git/index#github-flow</text:p>
        </text:list-item>
      </text:list>
      <text:list xml:id="list165097882" text:style-name="L5">
        <text:list-item>
          <text:p text:style-name="P109">Questions: https://forms.gle/p9thhCt35dV776U6A</text:p>
        </text:list-item>
      </text:list>
      <text:p text:style-name="P41"/>
      <text:h text:style-name="Heading_20_2" text:outline-level="2">If Time Permits</text:h>
      <text:p text:style-name="P41"><text:span text:style-name="T36">6.</text:span> Review of classes in Python?</text:p>
      <text:p text:style-name="P10"/>
      <text:p text:style-name="P9"/>
      <text:h text:style-name="P133" text:outline-level="1">Week 5</text:h>
      <text:p text:style-name="P81">No class due to substitute Songkran holiday.</text:p>
      <text:p text:style-name="P81">Post instructions for course team project.</text:p>
      <text:p text:style-name="P81"/>
      <text:p text:style-name="P79"/>
      <text:h text:style-name="Heading_20_1" text:outline-level="1"><text:soft-page-break/>Week 6</text:h>
      <text:p text:style-name="P81">1. Review what was learned in the Django tutorial.</text:p>
      <text:p text:style-name="P81"/>
      <text:p text:style-name="P81">2. Intro to database. <text:s/>Brief intro to save time, more later.</text:p>
      <text:list xml:id="list1868640849" text:style-name="L6">
        <text:list-item>
          <text:p text:style-name="P120">database stores data in tables</text:p>
        </text:list-item>
        <text:list-item>
          <text:p text:style-name="P120">tables consist of columns (fields) for attributes of a table and rows for entries in the database.</text:p>
        </text:list-item>
        <text:list-item>
          <text:p text:style-name="P121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4">(The SQL data types page on w3schools is specific for MySQL and MS SQL Server, not the standard SQL data types.)</text:span></text:p>
        </text:list-item>
        <text:list-item>
          <text:p text:style-name="P120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20">Each table has a field designated as <text:span text:style-name="T39">Primary Key</text:span>, that uniquely identifies each row in the table.</text:p>
          <text:list>
            <text:list-item>
              <text:p text:style-name="P120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20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20">Structured Query Language (SQL) is the standard language for interacting with a database. This makes databases interoperable. <text:s/></text:p>
          <text:list>
            <text:list-item>
              <text:p text:style-name="P120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84">3. Two kinds of SQL databases to understand:</text:p>
      <text:list xml:id="list495855829" text:style-name="L7">
        <text:list-item>
          <text:p text:style-name="P122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22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25">Most embedded databases can also be used in client-server mode.</text:p>
        </text:list-item>
      </text:list>
      <text:p text:style-name="P85">Exercise: <text:s/>view the Django database. <text:s/>View the polls tables.</text:p>
      <text:p text:style-name="P87"/>
      <text:p text:style-name="P90">5. Default landing page for polls. <text:s/>What happens when a visitor goes to:</text:p>
      <text:p text:style-name="P86"><text:soft-page-break/>https://yoursite:8000/</text:p>
      <text:p text:style-name="P90">In the polls tutorial they get a "404 Not Found" message.</text:p>
      <text:p text:style-name="P90">Let's send the visitor to polls index page.</text:p>
      <text:p text:style-name="P90">How to do that? <text:s/>There are 2 solutions.</text:p>
      <text:p text:style-name="P86">* path('', polls.views.index)</text:p>
      <text:p text:style-name="P86">* redirect</text:p>
      <text:p text:style-name="P90">To redirect: a) create a views.py in the mysite directory with a redirect:</text:p>
      <text:p text:style-name="P86">from django.shortcuts import redirect</text:p>
      <text:p text:style-name="P86">def index(request):</text:p>
      <text:p text:style-name="P86"><text:s text:c="4"/>"""Redirect to the polls index page"""</text:p>
      <text:p text:style-name="P86"><text:s text:c="4"/>return redirect("polls:index")</text:p>
      <text:p text:style-name="P86"><text:span text:style-name="T41">b) add this to </text:span>urls.py</text:p>
      <text:p text:style-name="P86"><text:s text:c="4"/>from . import views</text:p>
      <text:p text:style-name="P86"><text:s text:c="4"/>urlpatterns = [path('', views.index),</text:p>
      <text:p text:style-name="P86"><text:s text:c="12"/>...</text:p>
      <text:p text:style-name="P91">6. Discuss iteration2</text:p>
      <text:p text:style-name="P91"><text:s text:c="3"/>* Externalize configuration</text:p>
      <text:h text:style-name="P134" text:outline-level="1">Week 7</text:h>
      <text:p text:style-name="P92">1. Testing in Django - <text:span text:style-name="T43">WebTesting.pdf</text:span></text:p>
      <text:p text:style-name="P92">2. Code Coverage - how thorough are your tests? </text:p>
      <text:p text:style-name="P92"><text:span text:style-name="T43">Exercise</text:span>: run coverage on the unit testing assignment from last week.</text:p>
      <text:p text:style-name="P92">Did you <text:span text:style-name="T43">auction_test.py</text:span> cover all the relevant parts of code? <text:s/></text:p>
      <text:p text:style-name="P99">DEMO: <text:s/></text:p>
      <text:p text:style-name="P98">a) run coverage on one student's code.</text:p>
      <text:p text:style-name="P98"><text:s text:c="4"/>coverage run listutil_test.py</text:p>
      <text:p text:style-name="P98"><text:s text:c="4"/>coverage report</text:p>
      <text:p text:style-name="P98"><text:s text:c="4"/>coverage html</text:p>
      <text:p text:style-name="P98"><text:s text:c="4"/>(open index.html in browser)</text:p>
      <text:p text:style-name="P98">b) create a .coveragerc file</text:p>
      <text:p text:style-name="P98"><text:s text:c="4"/>[run]</text:p>
      <text:p text:style-name="P98"><text:s text:c="4"/>branch = True</text:p>
      <text:p text:style-name="P98"><text:s text:c="4"/>omit =</text:p>
      <text:p text:style-name="P98"><text:soft-page-break/><text:tab/>*_test.py</text:p>
      <text:p text:style-name="P82"/>
      <text:p text:style-name="P82"><text:span text:style-name="T56">4</text:span>. Brief int<text:span text:style-name="T55">r</text:span>o to Object-Relational Mapping (ORM).</text:p>
      <text:list xml:id="list853013213" text:style-name="L8">
        <text:list-item>
          <text:p text:style-name="P123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23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23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82"><draw:frame text:anchor-type="paragraph" draw:z-index="0" draw:name="Shape1" draw:style-name="gr1" draw:text-style-name="P141" svg:width="1.237in" svg:height="0.7098in" svg:x="1.1909in" svg:y="0.0945in"><draw:text-box><text:p text:style-name="P140"><text:span text:style-name="T81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42" svg:width="2.7606in" svg:height="0.6622in" svg:x="3.6319in" svg:y="0.128in"><draw:text-box><text:p text:style-name="P140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82"><draw:line text:anchor-type="paragraph" draw:z-index="2" draw:name="Shape3" draw:style-name="gr3" draw:text-style-name="P140" svg:x1="6.3921in" svg:y1="-0.011in" svg:x2="3.6319in" svg:y2="0.0035in"><text:p/></draw:line><draw:line text:anchor-type="paragraph" draw:z-index="3" draw:name="Shape4" draw:style-name="gr3" draw:text-style-name="P140" svg:x1="4.628in" svg:y1="0.4724in" svg:x2="4.6343in" svg:y2="0.0035in"><text:p/></draw:line><draw:line text:anchor-type="paragraph" draw:z-index="4" draw:name="Shape5" draw:style-name="gr4" draw:text-style-name="P140" svg:x1="2.4929in" svg:y1="0.1327in" svg:x2="3.5736in" svg:y2="0.1264in"><text:p/></draw:line></text:p>
      <text:p text:style-name="P80"/>
      <text:list xml:id="list100517820497146" text:continue-numbering="true" text:style-name="L8">
        <text:list-item>
          <text:p text:style-name="P123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26">ORM needs to provide the 4 basic database operations:</text:p>
          <text:list>
            <text:list-item>
              <text:p text:style-name="P123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23"><text:span text:style-name="T46">Retrieve</text:span><text:span text:style-name="T22"> - recreate an object from data in a database</text:span></text:p>
            </text:list-item>
            <text:list-item>
              <text:p text:style-name="P123"><text:span text:style-name="T46">Update</text:span><text:span text:style-name="T22"> - update the saved data for an object already persisted to database</text:span></text:p>
            </text:list-item>
            <text:list-item>
              <text:p text:style-name="P127"><text:span text:style-name="T47">Delete</text:span><text:span text:style-name="T23"> - delete object from database</text:span></text:p>
            </text:list-item>
          </text:list>
        </text:list-item>
        <text:list-item>
          <text:p text:style-name="P123"><text:span text:style-name="T43">Retrieve</text:span> is the most complex of the CRUD operations. <text:s/>It has 2 forms:</text:p>
        </text:list-item>
      </text:list>
      <text:list xml:id="list339093292" text:style-name="L9">
        <text:list-item>
          <text:list>
            <text:list-item>
              <text:p text:style-name="P124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24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4230969521" text:style-name="L10">
        <text:list-item>
          <text:p text:style-name="P128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5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8"><text:span text:style-name="T43">Exercise:</text:span> <text:s/><text:span text:style-name="T6">assignment/week6/orm_practice.odt</text:span> <text:s/>(Copy to Google Docs)</text:p>
      <text:h text:style-name="P135" text:outline-level="1"><text:soft-page-break/>Week 8</text:h>
      <text:p text:style-name="Standard"><text:span text:style-name="T66">1</text:span>. Code quality <text:s/><text:span text:style-name="T6">ISP/code-quality</text:span></text:p>
      <text:p text:style-name="P93"><text:s text:c="4"/><text:span text:style-name="T62">Code quality has many aspects. Today we look at one or two: coding style &amp; coding conventions,<text:line-break/> <text:s text:c="3"/>documenting code, and ?</text:span></text:p>
      <text:p text:style-name="P93"><text:s text:c="4"/><text:span text:style-name="T62">Go over the use of docstrings and how to document params, returns, exceptions.</text:span></text:p>
      <text:p text:style-name="P93"><text:s text:c="4"/><text:span text:style-name="T62">See: <text:s/></text:span><text:a xlink:type="simple" xlink:href="https://cpske.github.io/ISP/automation/travis-demo-project/" text:style-name="Internet_20_link" text:visited-style-name="Visited_20_Internet_20_Link"><text:span text:style-name="T62">https://realpython.com/documenting-python-code/</text:span></text:a></text:p>
      <text:p text:style-name="P93"><text:s text:c="4"/><text:span text:style-name="T62">Recommendation: </text:span><text:span text:style-name="T40">Don't</text:span><text:span text:style-name="T63"> write parameter types in docstrings. Use Type Hints instead.</text:span></text:p>
      <text:p text:style-name="P93"><text:span text:style-name="T63"><text:s text:c="4"/></text:span><text:span text:style-name="T40">Don't</text:span><text:span text:style-name="T63"> do like this: </text:span><text:a xlink:type="simple" xlink:href="https://www.datacamp.com/community/tutorials/docstrings-python" text:style-name="Internet_20_link" text:visited-style-name="Visited_20_Internet_20_Link"><text:span text:style-name="T63">https://www.datacamp.com/community/tutorials/docstrings-python</text:span></text:a></text:p>
      <text:p text:style-name="Standard"><text:span text:style-name="T66">2</text:span>. Tools to check code quality.</text:p>
      <text:p text:style-name="P93"><text:s text:c="5"/><text:span text:style-name="T62">Demo using </text:span><text:span text:style-name="T9">flake8</text:span><text:span text:style-name="T62"> and </text:span><text:span text:style-name="T9">pylint --load-plugins pylint_django</text:span></text:p>
      <text:p text:style-name="P94"><text:s text:c="5"/><text:span text:style-name="T65">1. bank_account.py and money.py</text:span></text:p>
      <text:p text:style-name="P103"><text:s text:c="6"/>- use VS Code</text:p>
      <text:p text:style-name="P100"><text:s text:c="5"/>- after "pylint money.py" and fixing errors,</text:p>
      <text:p text:style-name="P100"><text:s text:c="6"/>suppress warning about protected members using .pylintrc</text:p>
      <text:p text:style-name="P33"><text:s text:c="5"/># .pylintrc</text:p>
      <text:p text:style-name="P33"><text:s text:c="5"/>[run]</text:p>
      <text:p text:style-name="P89"><text:s text:c="5"/>disable = W0212</text:p>
      <text:p text:style-name="P101"><text:span text:style-name="T64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4"> </text:span></text:p>
      <text:p text:style-name="P102"><text:s text:c="5"/><text:span text:style-name="T64">[flake8]</text:span></text:p>
      <text:p text:style-name="P102"><text:s text:c="5"/><text:span text:style-name="T64">exclude = migrations</text:span></text:p>
      <text:p text:style-name="P95"><text:s text:c="4"/><text:span text:style-name="T66">Student Exercise:</text:span></text:p>
      <text:p text:style-name="P96"><text:s text:c="4"/><text:span text:style-name="T66">Run pylint and flake8 on listutil.py (the unit-testing assignment on Github). <text:s/></text:span></text:p>
      <text:p text:style-name="P97"><text:s text:c="4"/>Fix everything. "push" to Github</text:p>
      <text:p text:style-name="P55"><text:s text:c="4"/>2. <text:span text:style-name="T66">(Optional) </text:span>Try flake8 on some student KU Polls project code.</text:p>
      <text:p text:style-name="P55"><text:s text:c="4"/>My flake8 has the flake8-pydocstyle extension, so it checks Docstring comments.</text:p>
      <text:p text:style-name="P94"/>
      <text:p text:style-name="P94">Article: https://simpleisbetterthancomplex.com/packages/2016/08/05/flake8.html <text:line-break/><text:span text:style-name="T64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6">4</text:span>. Test automation using Continuous Integration. <text:s/><text:span text:style-name="T66">ISP/automation/index</text:span></text:p>
      <text:p text:style-name="P13"><text:s text:c="5"/><text:span text:style-name="T66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7">8</text:span>/ci-travis</text:p>
      <text:p text:style-name="P83"/>
      <text:p text:style-name="P93"/>
      <text:p text:style-name="Standard">5. Agile</text:p>
      <text:p text:style-name="Standard"><text:soft-page-break/></text:p>
      <text:p text:style-name="P44">Assignments</text:p>
      <text:p text:style-name="Standard"><text:span text:style-name="T66">1. </text:span>Assignment for Code Checking</text:p>
      <text:p text:style-name="P43"><text:s text:c="4"/><text:span text:style-name="T68">1.1 </text:span>Read <text:span text:style-name="T61">this a</text:span>rticle on Real Python https://realpython.com/python-code-quality/</text:p>
      <text:p text:style-name="P43"><text:s text:c="4"/><text:span text:style-name="T68">1.2</text:span> Look at the <text:span text:style-name="T16">complete</text:span><text:span text:style-name="T58"> list of Python tools on Github -- you may want to use some!<text:line-break/> <text:s text:c="3"/>It is important to know what is available, so read the whole page.</text:span></text:p>
      <text:p text:style-name="P53"><text:s text:c="4"/>https://github.com/vintasoftware/python-linters-and-code-analysis</text:p>
      <text:p text:style-name="P43"><text:span text:style-name="T58"><text:s text:c="4"/></text:span><text:span text:style-name="T59">1.3</text:span><text:span text:style-name="T58"> </text:span><text:span text:style-name="T59">A</text:span><text:span text:style-name="T58">pply flake8 to your </text:span><text:span text:style-name="T60">KU Polls</text:span><text:span text:style-name="T58"> code </text:span><text:span text:style-name="T59">&amp; correct the code </text:span><text:span text:style-name="T58">until </text:span><text:span text:style-name="T59">flake8</text:span><text:span text:style-name="T58"> doesn't complain about anything.<text:line-break/> <text:s text:c="3"/>Is is OK to create a flake8 config file to ignore </text:span><text:span text:style-name="T59">1-2</text:span><text:span text:style-name="T58"> checks for which you have a </text:span><text:span text:style-name="T16">good reason</text:span><text:span text:style-name="T58">,</text:span></text:p>
      <text:p text:style-name="P53"><text:s text:c="4"/>but not OK to add ignores because you are too lazy to revise the code. <text:span text:style-name="T68">Try to avoid using ignores.</text:span></text:p>
      <text:p text:style-name="P53"><text:s text:c="4"/>Do <text:span text:style-name="T11">not</text:span> add <text:span text:style-name="T68">code </text:span>comments to code to skip checking <text:span text:style-name="T68">(</text:span># noqa<text:span text:style-name="T68">)</text:span></text:p>
      <text:p text:style-name="P53"/>
      <text:p text:style-name="P54"><text:span text:style-name="T68">2</text:span>. Add docstring comments to all your methods. <text:s/><text:span text:style-name="T68">Flake8 will require it to pass.</text:span></text:p>
      <text:p text:style-name="P44"/>
      <text:p text:style-name="P69"><text:span text:style-name="T68">3. </text:span>CI Assignment - <text:span text:style-name="T49">KU Polls</text:span></text:p>
      <text:h text:style-name="Heading_20_1" text:outline-level="1">Week 9</text:h>
      <text:p text:style-name="P63">1. <text:span text:style-name="T68">Code Quality and Refactoring.</text:span></text:p>
      <text:p text:style-name="P63">A goal for developers is to write "good code". <text:s/>What is "good code"? <text:s/></text:p>
      <text:p text:style-name="P56"><text:s text:c="3"/></text:p>
      <text:p text:style-name="P62">Wikipedia, Best Coding Practices: https://en.wikipedia.org/wiki/Best_coding_practices</text:p>
      <text:p text:style-name="P61">but "best" seems to be based on consensus. <text:s/>What is the underlying justification?</text:p>
      <text:p text:style-name="P61"/>
      <text:p text:style-name="P21">Let's Follow This Reasoning</text:p>
      <text:p text:style-name="P61"/>
      <text:p text:style-name="P61">"What do customers/users want from software?" (the goals of development)</text:p>
      <text:p text:style-name="P61">==&gt; <text:s/>"What characteristics of software development help meet those goals?"</text:p>
      <text:p text:style-name="P61"><text:s text:c="8"/>==&gt; What specific principles and practices align with those characteristics?</text:p>
      <text:p text:style-name="P61"><text:s text:c="14"/>==&gt; What visible metrics or characteristics of code reflect these principles and practices?</text:p>
      <text:p text:style-name="P61"/>
      <text:p text:style-name="P61">What are the <text:span text:style-name="T67">goals of development?</text:span></text:p>
      <text:p text:style-name="P61"/>
      <text:p text:style-name="P61">DEPENDS ON THE SOFTWARE</text:p>
      <text:p text:style-name="P46"><text:span text:style-name="T67">A. </text:span>Short lifetime, single user or internal use, cost of errors is minor:</text:p>
      <text:p text:style-name="P21">Done quickly</text:p>
      <text:p text:style-name="P21">Low cost</text:p>
      <text:p text:style-name="P64"/>
      <text:p text:style-name="P45"><text:span text:style-name="T67">B. </text:span>COTS or online service used by many:</text:p>
      <text:p text:style-name="P21">Easy to use</text:p>
      <text:p text:style-name="P21">Reliable</text:p>
      <text:p text:style-name="P22">Secure</text:p>
      <text:p text:style-name="P21">No errors (usually not 1st priority)</text:p>
      <text:p text:style-name="P21">Maintainable, "fixable"</text:p>
      <text:p text:style-name="P21">Cost-effective for the value it provides</text:p>
      <text:p text:style-name="P21">Acceptable time to market</text:p>
      <text:p text:style-name="P57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0"><text:soft-page-break/>Review</text:p>
      <text:p text:style-name="P65">1. Review CI. <text:s/></text:p>
      <text:p text:style-name="P66"><text:span text:style-name="T43">Assignment:</text:span> </text:p>
      <text:p text:style-name="P66">movie-rental refactoring problem.</text:p>
      <text:p text:style-name="P58"/>
      <text:h text:style-name="P136" text:outline-level="1">Week 10</text:h>
      <text:list xml:id="list75026001" text:style-name="L11">
        <text:list-item>
          <text:p text:style-name="P129">Written midterm scores released. Will discuss next week. Overall scores were good.</text:p>
        </text:list-item>
        <text:list-item>
          <text:p text:style-name="P130">Django testing scores released very soon.</text:p>
        </text:list-item>
        <text:list-item>
          <text:p text:style-name="P130"><text:span text:style-name="T69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9">&lt;-- should return string</text:span></text:p>
      <text:p text:style-name="P24"><text:span text:style-name="T69">4</text:span>. Authentication in Django</text:p>
      <text:p text:style-name="P24"><text:tab/>https://cpske.github.io/ISP/authentication/Authentication-and-Authorization.pdf</text:p>
      <text:p text:style-name="P24"><text:tab/>https://cpske.github.io/ISP/django/authentication</text:p>
      <text:p text:style-name="P24"><text:span text:style-name="T69">5</text:span>. Assignment: <text:span text:style-name="T50">KU Polls Iteration 3</text:span><text:span text:style-name="T69">: </text:span>add authentication to Django Polls</text:p>
      <text:p text:style-name="P24"><text:tab/>Implement User Stories 1-4 and 7 described in the class material for this week.</text:p>
      <text:p text:style-name="P24"><text:tab/>Use a new branch named "auth" for this work.</text:p>
      <text:p text:style-name="P24"><text:tab/>User Story #7 is just a UI change and should be easy.</text:p>
      <text:p text:style-name="P24"><text:tab/>Test your work. <text:s/>When it is correct, merge back into master.</text:p>
      <text:p text:style-name="P17"><text:span text:style-name="T69">6</text:span>. Domain modeling using UML</text:p>
      <text:p text:style-name="P17"><text:tab/>https://www.scaledagileframework.com/domain-modeling/</text:p>
      <text:h text:style-name="P136" text:outline-level="1">Week 11 <text:span text:style-name="T69">(26 Oct)</text:span></text:h>
      <text:p text:style-name="P52">Discussion</text:p>
      <text:p text:style-name="P72">- <text:span text:style-name="T78">Future class meetings: 1/2 day instead of all day?</text:span></text:p>
      <text:p text:style-name="P72"><text:s text:c="3"/>- Some weeks morning, some weeks afternoon</text:p>
      <text:p text:style-name="P72"><text:s text:c="3"/>- Need to extend morning session to 3 hours</text:p>
      <text:p text:style-name="P72">- Agile assignment on Google Classroom: <text:s text:c="2"/><text:span text:style-name="T39">0 points</text:span> for Q1 - Q3</text:p>
      <text:p text:style-name="P72">- Review midterm today</text:p>
      <text:p text:style-name="P72">- <text:span text:style-name="T39">Dangerous bug in VS Code - update.</text:span></text:p>
      <text:p text:style-name="P72">https://secureteam.co.uk/news/vulnerabilities/visual-studio-rce-vulnerability-patched/</text:p>
      <text:p text:style-name="P72">https://www.helpnetsecurity.com/2020/10/19/magento-visual-studio-code-users-you-need-to-patch/</text:p>
      <text:p text:style-name="P52">CVE-2020-17023</text:p>
      <text:p text:style-name="P52">https://portal.msrc.microsoft.com/en-US/security-guidance/advisory/CVE-2020-17023</text:p>
      <text:p text:style-name="P72"/>
      <text:p text:style-name="P51">Review</text:p>
      <text:p text:style-name="P73">- <text:span text:style-name="T79">Review of </text:span>Movie Rental assignment</text:p>
      <text:p text:style-name="P73"><text:s text:c="4"/>- common mistakes, esp. sequential coupling (temporary field)</text:p>
      <text:p text:style-name="P73">- <text:span text:style-name="T79">Review of </text:span>Projects</text:p>
      <text:p text:style-name="P73"><text:s text:c="4"/>- Branches are NOT using Github Flow. They don't make sense to me.</text:p>
      <text:p text:style-name="P73"><text:tab/><text:span text:style-name="T52">JIX</text:span></text:p>
      <text:p text:style-name="P73"><text:tab/><text:tab/><text:span text:style-name="T77">models</text:span></text:p>
      <text:p text:style-name="P73"><text:tab/><text:tab/><text:span text:style-name="T77">report</text:span></text:p>
      <text:p text:style-name="P73"><text:tab/><text:tab/><text:span text:style-name="T77">tests</text:span></text:p>
      <text:p text:style-name="P73"><text:soft-page-break/><text:tab/><text:tab/><text:span text:style-name="T77">views</text:span></text:p>
      <text:p text:style-name="P73"><text:tab/><text:span text:style-name="T52">TELLING</text:span></text:p>
      <text:p text:style-name="P73"><text:tab/><text:tab/><text:span text:style-name="T77">Login-page<text:tab/>not using naming convention, not a feature</text:span></text:p>
      <text:p text:style-name="P73"><text:tab/><text:tab/><text:span text:style-name="T77">homepage, homepage2 <text:s/>- why? <text:s/>names not very descriptive</text:span></text:p>
      <text:p text:style-name="P73"><text:tab/><text:tab/><text:span text:style-name="T77">model-setup <text:s text:c="3"/>not a feature</text:span></text:p>
      <text:p text:style-name="P73"><text:tab/><text:span text:style-name="T52">Tutoring App (TEWMA-project)</text:span></text:p>
      <text:p text:style-name="P73"><text:tab/><text:tab/><text:span text:style-name="T77">django-test</text:span></text:p>
      <text:p text:style-name="P73"><text:tab/><text:tab/><text:span text:style-name="T77">django-views</text:span></text:p>
      <text:p text:style-name="P73"><text:tab/><text:tab/><text:span text:style-name="T77">django-modelAndAdmin</text:span></text:p>
      <text:p text:style-name="P73"/>
      <text:p text:style-name="P73"><text:tab/><text:span text:style-name="T52">ku-hub</text:span></text:p>
      <text:p text:style-name="P73"><text:tab/><text:tab/><text:span text:style-name="T77">allauth-basic <text:s/>OK</text:span></text:p>
      <text:p text:style-name="P73"><text:tab/><text:tab/><text:span text:style-name="T77">blog-tutorial <text:s text:c="2"/>OK</text:span></text:p>
      <text:p text:style-name="P73"><text:tab/><text:tab/><text:span text:style-name="T77">blog-model <text:s text:c="3"/>not OK</text:span></text:p>
      <text:p text:style-name="P73"><text:tab/><text:tab/><text:span text:style-name="T77">initialize <text:s text:c="8"/>not OK</text:span></text:p>
      <text:p text:style-name="P73"/>
      <text:p text:style-name="P73"><text:s text:c="4"/>- Prioritize <text:span text:style-name="T79">the </text:span>features <text:span text:style-name="T79">and work on most important ones first</text:span></text:p>
      <text:p text:style-name="P73"><text:s text:c="4"/>- Demos</text:p>
      <text:p text:style-name="P73">- <text:span text:style-name="T75">Closing Issues</text:span></text:p>
      <text:p text:style-name="P73"><text:s text:c="4"/>- <text:span text:style-name="T75">You should write a reason.</text:span></text:p>
      <text:p text:style-name="P73"><text:s text:c="6"/><text:span text:style-name="T75">If person who posted issue asked you a question, then answer it.</text:span></text:p>
      <text:p text:style-name="P73"><text:s text:c="6"/><text:span text:style-name="T75">If person who posted issue offered a suggestion, acknowledge and either</text:span></text:p>
      <text:p text:style-name="P73"><text:s text:c="6"/><text:span text:style-name="T75">thank him or explain why you didn't use it.</text:span></text:p>
      <text:p text:style-name="P73"><text:s text:c="6"/><text:span text:style-name="T79">Explain the reason for close: <text:s/>did you fix it? <text:s/>What was the change (summarize)?</text:span></text:p>
      <text:p text:style-name="P73">- Theme for these few weeks is writing better code</text:p>
      <text:p text:style-name="P73"><text:s text:c="5"/>- characteristics of good code</text:p>
      <text:p text:style-name="P73"><text:s text:c="5"/>- coding style</text:p>
      <text:p text:style-name="P73"><text:s text:c="5"/>- style checking tools, which also find hidden bugs</text:p>
      <text:p text:style-name="P73"><text:s text:c="5"/>- refactoring</text:p>
      <text:p text:style-name="P73"><text:s text:c="5"/>- type hints for Python and why they improve code (<text:span text:style-name="T79">maybe </text:span>today)</text:p>
      <text:p text:style-name="P73"/>
      <text:p text:style-name="P75">Today we continue to study refactoring, esp. refactorings involving the structure of classes.</text:p>
      <text:p text:style-name="P67"/>
      <text:p text:style-name="P74">0. Refactor <text:span text:style-name="T79">Student </text:span>Projects</text:p>
      <text:p text:style-name="P74"><text:s text:c="4"/>* Apartment Rental - <text:span text:style-name="T79">separate Amenities into a separate class and make them all look the same</text:span></text:p>
      <text:p text:style-name="P74"><text:s text:c="7"/><text:span text:style-name="T79">One </text:span><text:span text:style-name="T53">Condo</text:span><text:span text:style-name="T79"> (that is, Property) has a collection of </text:span><text:span text:style-name="T53">Amenity</text:span></text:p>
      <text:p text:style-name="P74"><text:s text:c="4"/>* Covid Tracker <text:s/>- UserInfo model <text:span text:style-name="T79">looks like Django's User class. <text:s/>Extend Django's User class.</text:span></text:p>
      <text:p text:style-name="P67">1. More refactoring, with practice.</text:p>
      <text:p text:style-name="P67"><text:s text:c="4"/><text:span text:style-name="T74">* Movie Rental missing refactorings</text:span></text:p>
      <text:p text:style-name="P67"><text:s text:c="4"/><text:span text:style-name="T74">* Adding a factory and factory methods</text:span></text:p>
      <text:p text:style-name="P67"><text:s text:c="3"/></text:p>
      <text:p text:style-name="P67">2. Properties as encapsulation.</text:p>
      <text:p text:style-name="P17"/>
      <text:p text:style-name="P48">Quiz</text:p>
      <text:p text:style-name="P67">1. Agile principles and practices. <text:span text:style-name="T79">May i</text:span>nclude PAD Tips.</text:p>
      <text:p text:style-name="P67">2. UML class diagram</text:p>
      <text:p text:style-name="P67"/>
      <text:p text:style-name="P17"/>
      <text:p text:style-name="P48">Project Demos - <text:span text:style-name="T76">Guidelines</text:span></text:p>
      <text:p text:style-name="P70"/>
      <text:p text:style-name="P70"><text:span text:style-name="T76">E</text:span>veryone <text:span text:style-name="T76">in class </text:span>is expected to read the project proposal and README first,</text:p>
      <text:p text:style-name="P70"><text:soft-page-break/>so don't waste time describing what your project is about.</text:p>
      <text:p text:style-name="P70"><text:s text:c="4"/>a) what you have done so far</text:p>
      <text:p text:style-name="P70"><text:s text:c="4"/>b) demo the app -- best if it is deployed in cloud so everyone can use</text:p>
      <text:p text:style-name="P70"><text:s text:c="4"/>c) interesting technology you learned</text:p>
      <text:p text:style-name="P70"><text:s text:c="4"/>d) process improvements (or changes) made</text:p>
      <text:p text:style-name="P70"><text:s text:c="4"/>e) what you're implementing now or coming iteration</text:p>
      <text:p text:style-name="P70"/>
      <text:p text:style-name="P71">Length: <text:s/>10-15 minutes. <text:s/>Use screen sharing or a live site if you have one.</text:p>
      <text:h text:style-name="P137" text:outline-level="1">Week 12 (2 Nov)</text:h>
      <text:p text:style-name="P26">1. Software Reviews</text:p>
      <text:p text:style-name="P18"><text:span text:style-name="T72">3</text:span>. Logging</text:p>
      <text:p text:style-name="P18"><text:tab/>https://cpske.github.io/ISP/logging/Logging.pdf</text:p>
      <text:p text:style-name="P18"><text:tab/>https://cpske.github.io/ISP/logging/logging-practice</text:p>
      <text:p text:style-name="P27"><text:span text:style-name="T73">4</text:span>. Static and dynamic typ<text:span text:style-name="T73">ing and type checking</text:span>. </text:p>
      <text:p text:style-name="P27"><text:tab/>https://cpske.github.io/ISP/code-quality/Type-Checking.pdf</text:p>
      <text:p text:style-name="P27"><text:span text:style-name="T73">5</text:span>. Typing, type hints, and type checking in Python.</text:p>
      <text:p text:style-name="P27"><text:tab/>https://realpython.com/python-type-checking/</text:p>
      <text:p text:style-name="P27"/>
      <text:p text:style-name="P26">2. Code Review Assignment</text:p>
      <text:p text:style-name="P26"><text:tab/>https://cpske.github.io/ISP/assignment/code-review/</text:p>
      <text:p text:style-name="P26">3. Review Checklist, and other project docs on Github</text:p>
      <text:p text:style-name="P26"><text:tab/>https://cpske.github.io/ISP/assignment/week12/team</text:p>
      <text:p text:style-name="P26"/>
      <text:p text:style-name="P75">Quiz</text:p>
      <text:p text:style-name="P75">* Refactoring</text:p>
      <text:p text:style-name="P75">* Fix<text:span text:style-name="T69"> some code not using coding style guide.</text:span></text:p>
      <text:p text:style-name="P68"><text:span text:style-name="T79">*</text:span> Suggest <text:span text:style-name="T79">a </text:span>refactoring?</text:p>
      <text:h text:style-name="Heading_20_1" text:outline-level="1">Week 13 <text:span text:style-name="T69">(9 Nov)</text:span></text:h>
      <text:p text:style-name="P112">1. Reviews</text:p>
      <text:p text:style-name="P112">2. Project Demos</text:p>
      <text:p text:style-name="P111"/>
      <text:p text:style-name="P49">Assignment</text:p>
      <text:p text:style-name="P26"><text:span text:style-name="T70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7"/>
      <text:p text:style-name="P114"/>
      <text:p text:style-name="P26"/>
      <text:h text:style-name="Heading_20_1" text:outline-level="1">Week 14 <text:span text:style-name="T69">(16 Nov)</text:span></text:h>
      <text:p text:style-name="P117">Remaining topics:</text:p>
      <text:p text:style-name="P118">Static versus Dynamic Typing</text:p>
      <text:p text:style-name="P118"><text:span text:style-name="T18">Type Hints in Python</text:span></text:p>
      <text:p text:style-name="P118"><text:span text:style-name="T18">Testing Pyramid</text:span></text:p>
      <text:p text:style-name="P118"><text:span text:style-name="T18">End to End testing with Selenium</text:span></text:p>
      <text:p text:style-name="P118"><text:span text:style-name="T18">The 12-Factor App</text:span></text:p>
      <text:p text:style-name="P118"><text:span text:style-name="T18">Isolating Dependencies using a Virtual Environment</text:span></text:p>
      <text:p text:style-name="P118"><text:span text:style-name="T18"/></text:p>
      <text:p text:style-name="P118"><text:soft-page-break/><text:span text:style-name="T18"/></text:p>
      <text:p text:style-name="P118"><text:span text:style-name="T18"/></text:p>
      <text:p text:style-name="P111"><text:span text:style-name="T80">1</text:span>. The <text:span text:style-name="T70">T</text:span>esting <text:span text:style-name="T70">P</text:span>yramid.</text:p>
      <text:p text:style-name="P111"><text:tab/>https://blog.testproject.io/2019/07/16/set-your-test-automation-goals/</text:p>
      <text:p text:style-name="P111"><text:span text:style-name="T80">2</text:span>. End to end testing using Selenium <text:span text:style-name="T4">(2018: in week 13)</text:span></text:p>
      <text:p text:style-name="P113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11"><text:tab/>https://selenium-python.readthedocs.io/</text:p>
      <text:p text:style-name="P26"><text:span text:style-name="T72">*</text:span> 12-Factor app by Heroku.</text:p>
      <text:p text:style-name="P26"><text:span text:style-name="T72">*</text:span> Assignment: testing with Selenium</text:p>
      <text:p text:style-name="P26"><text:tab/>https://cpske.github.io/ISP/assignment/selenium/</text:p>
      <text:p text:style-name="P116"><text:span text:style-name="T70">Team </text:span>Assignment</text:p>
      <text:p text:style-name="P111">Add Installation instructions to project README. <text:s/>These instructions explain how to install and run your project locally, so that someone else can install and test your app on their computer. <text:s/></text:p>
      <text:p text:style-name="P111"><text:span text:style-name="T70">a) </text:span>Please use a virtualenv in your installation instructions. <text:span text:style-name="T70">Include a requirements.txt</text:span>. <text:s/></text:p>
      <text:p text:style-name="P111"><text:span text:style-name="T70">b) </text:span>You can use virtualenv or pipenv to manage your virtual environments.</text:p>
      <text:p text:style-name="P115">c) Include sample data that someone can import into your app to get started.</text:p>
      <text:p text:style-name="P115">d) <text:span text:style-name="T71">Include a sample .env or .config file for config variable. Name is something like </text:span><text:span text:style-name="T51">sample.env</text:span><text:span text:style-name="T71"> or </text:span><text:span text:style-name="T51">sample.config</text:span><text:span text:style-name="T71">.</text:span></text:p>
      <text:h text:style-name="Heading_20_1" text:outline-level="1">Week 15 <text:span text:style-name="T69">(25 Nov)</text:span></text:h>
      <text:p text:style-name="P26">1. Review.</text:p>
      <text:p text:style-name="P26">2. Quiz on type inference and type hints, properties in Python.</text:p>
      <text:p text:style-name="P26">3. Assignment: second review with TA</text:p>
      <text:p text:style-name="P26">Schedule another project review with a TA.</text:p>
      <text:p text:style-name="P26">Try to meet with same TA as last review, since he will know what he already suggested your team do.</text:p>
      <text:p text:style-name="P26">i. Explain changes you've made to your process, implementation, deployment, etc., based on TA's previous feedback.</text:p>
      <text:p text:style-name="P26">ii. Summarize progress since last review.</text:p>
      <text:p text:style-name="P26">iii. Demo your work products.</text:p>
      <text:h text:style-name="P110" text:outline-level="1">TAs will offer new feedback and suggestions. As before, record these in the iteration summary, and add specific suggestions for work to issue tracker and product backlog</text:h>
      <text:h text:style-name="P110" text:outline-level="1"/>
      <text:h text:style-name="P110" text:outline-level="1"/>
      <text:h text:style-name="P110" text:outline-level="1"/>
      <text:h text:style-name="Heading_20_1" text:outline-level="1">Unscheduled</text:h>
      <text:p text:style-name="P56">Embrace and Learn from Mistakes</text:p>
      <text:p text:style-name="P56">- "Oops Wall" idea by David Horowitz, CEO of Retrium. <text:s/>Publish, celebrate, and learn from mistakes</text:p>
      <text:p text:style-name="P56">- <text:span text:style-name="T11">5 Keys to Critical Thinking</text:span> (book). <text:s/>One of the keys is "Make Mistakes"; how to use mistakes effectively.</text:p>
      <text:p text:style-name="P56"/>
      <text:p text:style-name="P60">TDD - "Telling" project (Tanapol, Tetach, Arisa, Patthaphon) is using TDD.</text:p>
      <text:p text:style-name="P60"><text:s text:c="10"/>- Tell everyone what is TDD. <text:s/>How do you do it?</text:p>
      <text:p text:style-name="P60"><text:s text:c="10"/>- What are the 3 rules of TDD?</text:p>
      <text:p text:style-name="P60"/>
      <text:p text:style-name="P60">Many Teams wrote iteration 1 goal is "user can create account and login".</text:p>
      <text:p text:style-name="P59">Is this the most important feature? <text:s/>Adds most value to project?</text:p>
      <text:h text:style-name="P139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9">In planning your project you need to decide what to do first. We will discuss this in class, but a practical, non-Agile approach would be:</text:p>
      <text:p text:style-name="P19">1. a planning and brain-storming meeting to discover and write down (in brief form) as many requirements as you can. This does not need to be complete. Requirements can be added and deleted later.</text:p>
      <text:p text:style-name="P19">2. Identify major risks. These are typically things you don't knowhow to implement or not sure your idea will work.</text:p>
      <text:p text:style-name="P19"><text:s text:c="4"/>- you want to mitigate these risks as soon as possible,</text:p>
      <text:p text:style-name="P19"><text:s text:c="6"/>by study and creating a proof-of-concept code.</text:p>
      <text:p text:style-name="P19">3. Decide what to do first. <text:s/>Craig Larman and the UP recommend choosing features based on:</text:p>
      <text:p text:style-name="P19"><text:s text:c="5"/>a) central to architecture of the app. <text:s/>These things force you</text:p>
      <text:p text:style-name="P19"><text:s text:c="7"/>to make some architectural design choices, so it's best to</text:p>
      <text:p text:style-name="P19"><text:s text:c="7"/>do them early. And easier to change, if need be.</text:p>
      <text:p text:style-name="P19"><text:s text:c="5"/>b) high "business" value. <text:s/>Important to customer.</text:p>
      <text:p text:style-name="P19"><text:s text:c="5"/>c) high risk.</text:p>
      <text:p text:style-name="P19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3"/>
      <text:p text:style-name="P23">3. Assignment: 1 user 1 vote</text:p>
      <text:p text:style-name="P23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Iteration Plans, Review Checklist, and other project docs on Github</text:p>
      <text:p text:style-name="P25"><text:tab/>https://cpske.github.io/ISP/assignment/week12/team</text:p>
      <text:p text:style-name="P25">4. Quiz on writing UML for a given code</text:p>
      <text:p text:style-name="P25"/>
      <text:h text:style-name="Heading_20_2" text:outline-level="2">Week 13</text:h>
      <text:p text:style-name="P25">1. Properties and encapsulation</text:p>
      <text:p text:style-name="P25"/>
      <text:p text:style-name="P25">2. Static and dynamic type checking. </text:p>
      <text:p text:style-name="P25"><text:tab/>https://cpske.github.io/ISP/code-quality/Type-Checking.pdf</text:p>
      <text:p text:style-name="P25">3. Typing, type hints, and type checking in Python.</text:p>
      <text:p text:style-name="P25"><text:tab/>https://realpython.com/python-type-checking/</text:p>
      <text:p text:style-name="P25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5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5"/>
      <text:h text:style-name="Heading_20_2" text:outline-level="2">Week 14</text:h>
      <text:p text:style-name="P25">1. The testing pyramid.</text:p>
      <text:p text:style-name="P25"><text:soft-page-break/><text:tab/>https://blog.testproject.io/2019/07/16/set-your-test-automation-goals/</text:p>
      <text:p text:style-name="P25">2. End to end testing using Selenium <text:span text:style-name="T4">(2018: in week 13)</text:span></text:p>
      <text:p text:style-name="P28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5"><text:tab/>https://selenium-python.readthedocs.io/</text:p>
      <text:p text:style-name="P25">3. 12-Factor app by Heroku.</text:p>
      <text:p text:style-name="P25">4. Assignment: testing with Selenium</text:p>
      <text:p text:style-name="P25"><text:tab/>https://cpske.github.io/ISP/assignment/selenium/</text:p>
      <text:p text:style-name="P25"/>
      <text:h text:style-name="Heading_20_2" text:outline-level="2">Week 15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p text:style-name="P25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1-12T10:05:16.856388462</dc:date>
    <meta:editing-duration>P3DT1H57M26S</meta:editing-duration>
    <meta:editing-cycles>71</meta:editing-cycles>
    <meta:generator>LibreOffice/6.0.7.3$Linux_X86_64 LibreOffice_project/00m0$Build-3</meta:generator>
    <meta:document-statistic meta:table-count="0" meta:image-count="0" meta:object-count="0" meta:page-count="18" meta:paragraph-count="594" meta:word-count="4284" meta:character-count="29805" meta:non-whitespace-character-count="25274"/>
  </office:meta>
</office:document-meta>
</file>